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2400000431000007D2E75E86D13791985D.svm" manifest:media-type=""/>
  <manifest:file-entry manifest:full-path="Pictures/200000230000045F000007D2933E3CFA30073C51.svm" manifest:media-type=""/>
  <manifest:file-entry manifest:full-path="Pictures/200000230000045F000007D208A74DCB496A2C1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8.103cm" table:align="left"/>
    </style:style>
    <style:style style:name="Tabelle1.A" style:family="table-column">
      <style:table-column-properties style:column-width="0.697cm"/>
    </style:style>
    <style:style style:name="Tabelle1.B" style:family="table-column">
      <style:table-column-properties style:column-width="1.769cm"/>
    </style:style>
    <style:style style:name="Tabelle1.C" style:family="table-column">
      <style:table-column-properties style:column-width="1.928cm"/>
    </style:style>
    <style:style style:name="Tabelle1.D" style:family="table-column">
      <style:table-column-properties style:column-width="1.856cm"/>
    </style:style>
    <style:style style:name="Tabelle1.E" style:family="table-column">
      <style:table-column-properties style:column-width="1.854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ee87c" officeooo:paragraph-rsid="000ee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e755" officeooo:paragraph-rsid="0010e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3c0de" officeooo:paragraph-rsid="0013c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ed26f" officeooo:paragraph-rsid="001ed2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b7a31" officeooo:paragraph-rsid="001b7a31" style:font-size-asian="12pt" style:font-style-asian="normal" style:font-weight-asian="bold" style:font-size-complex="12pt" style:font-style-complex="normal" style:font-weight-complex="bold" style:text-rotation-angle="90" style:text-rotation-scale="line-height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17a9d" officeooo:paragraph-rsid="00117a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normal" officeooo:rsid="00129fda" officeooo:paragraph-rsid="00129f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0ee87c" officeooo:paragraph-rsid="000ee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0ee87c" officeooo:paragraph-rsid="0010e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10e755" officeooo:paragraph-rsid="0010e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129fda" officeooo:paragraph-rsid="00129f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13c0de" officeooo:paragraph-rsid="0013c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Arial Black" fo:font-size="12pt" fo:font-style="normal" fo:text-shadow="none" style:text-underline-style="none" fo:font-weight="normal" officeooo:rsid="001ed26f" officeooo:paragraph-rsid="001ed2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Arial Black" fo:font-size="12pt" fo:font-style="normal" fo:text-shadow="none" style:text-underline-style="none" fo:font-weight="normal" officeooo:rsid="000ee87c" officeooo:paragraph-rsid="000ee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Arial Black" fo:font-size="12pt" fo:font-style="normal" fo:text-shadow="none" style:text-underline-style="none" fo:font-weight="normal" officeooo:rsid="0010e755" officeooo:paragraph-rsid="0010e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Arial Black" fo:font-size="12pt" fo:font-style="normal" fo:text-shadow="none" style:text-underline-style="none" fo:font-weight="normal" officeooo:rsid="00129fda" officeooo:paragraph-rsid="00129f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Arial Black" fo:font-size="12pt" fo:font-style="normal" fo:text-shadow="none" style:text-underline-style="none" fo:font-weight="normal" officeooo:rsid="0013c0de" officeooo:paragraph-rsid="0013c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Arial Black" fo:font-size="12pt" fo:font-style="normal" fo:text-shadow="none" style:text-underline-style="none" fo:font-weight="normal" officeooo:rsid="001eed7f" officeooo:paragraph-rsid="001e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0ee87c" officeooo:paragraph-rsid="000ee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10e755" officeooo:paragraph-rsid="0010e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129fda" officeooo:paragraph-rsid="00129f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13c0de" officeooo:paragraph-rsid="0013c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169fff" officeooo:paragraph-rsid="00169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d428" style:text-outline="false" style:text-line-through-style="none" style:text-line-through-type="none" style:font-name="Arial Black" fo:font-size="12pt" fo:font-style="normal" fo:text-shadow="none" style:text-underline-style="none" fo:font-weight="normal" officeooo:rsid="001eed7f" officeooo:paragraph-rsid="001e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Header">
      <style:text-properties fo:color="#5983b0" fo:font-size="10pt" style:font-size-asian="10pt" style:font-size-complex="10pt"/>
    </style:style>
    <style:style style:name="P30" style:family="paragraph" style:parent-style-name="Footer">
      <style:text-properties style:font-name="Arial" fo:font-size="9pt" style:font-size-asian="9pt" style:font-size-complex="9pt"/>
    </style:style>
    <style:style style:name="P31" style:family="paragraph" style:parent-style-name="Footer">
      <style:text-properties style:font-name="Arial" fo:font-size="10pt" style:font-size-asian="10pt" style:font-size-complex="10pt"/>
    </style:style>
    <style:style style:name="P32" style:family="paragraph" style:parent-style-name="Standard">
      <style:text-properties style:font-name="Calibri Light"/>
    </style:style>
    <style:style style:name="P33" style:family="paragraph" style:parent-style-name="Standard">
      <style:text-properties style:font-name="Calibri Light" officeooo:paragraph-rsid="00259c60"/>
    </style:style>
    <style:style style:name="P34" style:family="paragraph" style:parent-style-name="Standard">
      <style:text-properties fo:color="#5983b0" style:font-name="Calibri Light" fo:font-size="13pt" fo:font-weight="bold" fo:background-color="#ffffff" style:font-size-asian="13pt" style:font-weight-asian="bold" style:font-size-complex="13pt" style:font-weight-complex="bold"/>
    </style:style>
    <style:style style:name="T1" style:family="text">
      <style:text-properties fo:font-weight="bold" officeooo:rsid="00232229" style:font-weight-asian="bold" style:font-weight-complex="bold"/>
    </style:style>
    <style:style style:name="T2" style:family="text">
      <style:text-properties officeooo:rsid="0014b3d3"/>
    </style:style>
    <style:style style:name="T3" style:family="text">
      <style:text-properties officeooo:rsid="00205d35"/>
    </style:style>
    <style:style style:name="T4" style:family="text">
      <style:text-properties officeooo:rsid="00232229"/>
    </style:style>
    <style:style style:name="T5" style:family="text">
      <style:text-properties officeooo:rsid="00251118"/>
    </style:style>
    <style:style style:name="T6" style:family="text">
      <style:text-properties officeooo:rsid="00259c60"/>
    </style:style>
    <style:style style:name="T7" style:family="text">
      <style:text-properties officeooo:rsid="0026375b"/>
    </style:style>
    <style:style style:name="T8" style:family="text">
      <style:text-properties officeooo:rsid="0026d1fe"/>
    </style:style>
    <style:style style:name="T9" style:family="text">
      <style:text-properties officeooo:rsid="0027b3aa"/>
    </style:style>
    <style:style style:name="T10" style:family="text">
      <style:text-properties officeooo:rsid="002bfe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piel<text:span text:style-name="T3">regeln </text:span>Yoo<text:span text:style-name="T2">l</text:span>oo</text:p>
      <text:p text:style-name="P32"/>
      <text:p text:style-name="P33">Das Spiel <text:span text:style-name="T4">wird von 3 … 8 Spielern gespielt.</text:span> </text:p>
      <text:p text:style-name="P33">Jeder Spieler erhält 10 Spielkarten mit Nummern von 1 bis 10. <text:span text:style-name="T5">Die Spielkarten haben eine Farbe. </text:span>Die Spieler legen vor dem Spiel ihre Strategie fest, indem Sie ihre Karten in einer bestimmten Reihenfolge anordnen. Die Reihenfolge der Karten darf während des Spiels nicht mehr geändert werden.</text:p>
      <text:p text:style-name="P32"/>
      <text:p text:style-name="P32">In <text:span text:style-name="T4">einem Spiel</text:span> decken die Spieler eine Karte auf, <text:span text:style-name="T4">dies wird als </text:span><text:span text:style-name="T1">Stich</text:span><text:span text:style-name="T4"> bezeichnet. </text:span>Der Spieler mit der höchsten Karte gewinnt d<text:span text:style-name="T6">en</text:span> <text:span text:style-name="T6">Stich</text:span>.</text:p>
      <text:p text:style-name="P32"/>
      <text:p text:style-name="P32">1. <text:s text:c="2"/><text:span text:style-name="T7">Stich</text:span>: <text:s text:c="2"/>1 Punkt</text:p>
      <text:p text:style-name="P32">2. <text:s text:c="2"/><text:span text:style-name="T7">Stich</text:span>: <text:s text:c="2"/>2 Punkte</text:p>
      <text:p text:style-name="P32">...</text:p>
      <text:p text:style-name="P32">10. <text:span text:style-name="T7">Stich</text:span>: 10 Punkte</text:p>
      <text:p text:style-name="P32"><text:s/></text:p>
      <text:p text:style-name="P32">Liegt in eine<text:span text:style-name="T10">m</text:span> <text:span text:style-name="T10">Stich</text:span> die höchste Zahl mehrfach auf, gewinnt der Spieler mit der <text:span text:style-name="T9">nächsthöchsten</text:span> Zahl. </text:p>
      <text:p text:style-name="P3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9">Runde</text:p>
          </table:table-cell>
          <table:table-cell table:style-name="Tabelle1.A1" office:value-type="string">
            <text:p text:style-name="P4"><draw:frame draw:style-name="fr1" draw:name="Bild2" text:anchor-type="paragraph" svg:width="1.118cm" svg:height="2.002cm" draw:z-index="0"><draw:image xlink:href="Pictures/200000230000045F000007D208A74DCB496A2C1C.svm" xlink:type="simple" xlink:show="embed" xlink:actuate="onLoad"/></draw:frame></text:p>
          </table:table-cell>
          <table:table-cell table:style-name="Tabelle1.A1" office:value-type="string">
            <text:p text:style-name="P4"><draw:frame draw:style-name="fr2" draw:name="Bild1" text:anchor-type="paragraph" svg:width="1.118cm" svg:height="2.002cm" draw:z-index="1"><draw:image xlink:href="Pictures/200000230000045F000007D2933E3CFA30073C51.svm" xlink:type="simple" xlink:show="embed" xlink:actuate="onLoad"/></draw:frame></text:p>
          </table:table-cell>
          <table:table-cell table:style-name="Tabelle1.A1" office:value-type="string">
            <text:p text:style-name="P4"><draw:frame draw:style-name="fr1" draw:name="Bild3" text:anchor-type="paragraph" svg:width="1.072cm" svg:height="2.002cm" draw:z-index="2"><draw:image xlink:href="Pictures/2000002400000431000007D2E75E86D13791985D.svm" xlink:type="simple" xlink:show="embed" xlink:actuate="onLoad"/></draw:frame></text:p>
          </table:table-cell>
          <table:table-cell table:style-name="Tabelle1.E1" office:value-type="string">
            <text:p text:style-name="P10">Punkte</text:p>
          </table:table-cell>
        </table:table-row>
        <table:table-row>
          <table:table-cell table:style-name="Tabelle1.A2" office:value-type="string">
            <text:p text:style-name="P5">1</text:p>
          </table:table-cell>
          <table:table-cell table:style-name="Tabelle1.A2" office:value-type="string">
            <text:p text:style-name="P12">10</text:p>
          </table:table-cell>
          <table:table-cell table:style-name="Tabelle1.A2" office:value-type="string">
            <text:p text:style-name="P18">7</text:p>
          </table:table-cell>
          <table:table-cell table:style-name="Tabelle1.A2" office:value-type="string">
            <text:p text:style-name="P23">2</text:p>
          </table:table-cell>
          <table:table-cell table:style-name="Tabelle1.E2" office:value-type="string">
            <text:p text:style-name="P13">1</text:p>
          </table:table-cell>
        </table:table-row>
        <table:table-row>
          <table:table-cell table:style-name="Tabelle1.A2" office:value-type="string">
            <text:p text:style-name="P6">2</text:p>
          </table:table-cell>
          <table:table-cell table:style-name="Tabelle1.A2" office:value-type="string">
            <text:p text:style-name="P14">4</text:p>
          </table:table-cell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25">1</text:p>
          </table:table-cell>
          <table:table-cell table:style-name="Tabelle1.E2" office:value-type="string">
            <text:p text:style-name="P14">2</text:p>
          </table:table-cell>
        </table:table-row>
        <table:table-row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14">6</text:p>
          </table:table-cell>
          <table:table-cell table:style-name="Tabelle1.A2" office:value-type="string">
            <text:p text:style-name="P19">3</text:p>
          </table:table-cell>
          <table:table-cell table:style-name="Tabelle1.A2" office:value-type="string">
            <text:p text:style-name="P24">7</text:p>
          </table:table-cell>
          <table:table-cell table:style-name="Tabelle1.E2" office:value-type="string">
            <text:p text:style-name="P24">3</text:p>
          </table:table-cell>
        </table:table-row>
        <table:table-row>
          <table:table-cell table:style-name="Tabelle1.A2" office:value-type="string">
            <text:p text:style-name="P7">4</text:p>
          </table:table-cell>
          <table:table-cell table:style-name="Tabelle1.A2" office:value-type="string">
            <text:p text:style-name="P15">5</text:p>
          </table:table-cell>
          <table:table-cell table:style-name="Tabelle1.A2" office:value-type="string">
            <text:p text:style-name="P20">5</text:p>
          </table:table-cell>
          <table:table-cell table:style-name="Tabelle1.A2" office:value-type="string">
            <text:p text:style-name="P25">3</text:p>
          </table:table-cell>
          <table:table-cell table:style-name="Tabelle1.E2" office:value-type="string">
            <text:p text:style-name="P25">4</text:p>
          </table:table-cell>
        </table:table-row>
        <table:table-row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16">6</text:p>
          </table:table-cell>
          <table:table-cell table:style-name="Tabelle1.A2" office:value-type="string">
            <text:p text:style-name="P21">6</text:p>
          </table:table-cell>
          <table:table-cell table:style-name="Tabelle1.A2" office:value-type="string">
            <text:p text:style-name="P26">6</text:p>
          </table:table-cell>
          <table:table-cell table:style-name="Tabelle1.E2" office:value-type="string">
            <text:p text:style-name="P11">-</text:p>
          </table:table-cell>
        </table:table-row>
        <table:table-row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16">3</text:p>
          </table:table-cell>
          <table:table-cell table:style-name="Tabelle1.A2" office:value-type="string">
            <text:p text:style-name="P21">9</text:p>
          </table:table-cell>
          <table:table-cell table:style-name="Tabelle1.A2" office:value-type="string">
            <text:p text:style-name="P26">4</text:p>
          </table:table-cell>
          <table:table-cell table:style-name="Tabelle1.E2" office:value-type="string">
            <text:p text:style-name="P21">6</text:p>
          </table:table-cell>
        </table:table-row>
        <table:table-row>
          <table:table-cell table:style-name="Tabelle1.A2" office:value-type="string">
            <text:p text:style-name="P8">7</text:p>
          </table:table-cell>
          <table:table-cell table:style-name="Tabelle1.A2" office:value-type="string">
            <text:p text:style-name="P17">1</text:p>
          </table:table-cell>
          <table:table-cell table:style-name="Tabelle1.A2" office:value-type="string">
            <text:p text:style-name="P22">4</text:p>
          </table:table-cell>
          <table:table-cell table:style-name="Tabelle1.A2" office:value-type="string">
            <text:p text:style-name="P28">8</text:p>
          </table:table-cell>
          <table:table-cell table:style-name="Tabelle1.E2" office:value-type="string">
            <text:p text:style-name="P28">7</text:p>
          </table:table-cell>
        </table:table-row>
        <table:table-row>
          <table:table-cell table:style-name="Tabelle1.A2" office:value-type="string">
            <text:p text:style-name="P8">8</text:p>
          </table:table-cell>
          <table:table-cell table:style-name="Tabelle1.A2" office:value-type="string">
            <text:p text:style-name="P17">7</text:p>
          </table:table-cell>
          <table:table-cell table:style-name="Tabelle1.A2" office:value-type="string">
            <text:p text:style-name="P22">2</text:p>
          </table:table-cell>
          <table:table-cell table:style-name="Tabelle1.A2" office:value-type="string">
            <text:p text:style-name="P28">10</text:p>
          </table:table-cell>
          <table:table-cell table:style-name="Tabelle1.E2" office:value-type="string">
            <text:p text:style-name="P28">8</text:p>
          </table:table-cell>
        </table:table-row>
        <table:table-row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14">8</text:p>
          </table:table-cell>
          <table:table-cell table:style-name="Tabelle1.A2" office:value-type="string">
            <text:p text:style-name="P19">10</text:p>
          </table:table-cell>
          <table:table-cell table:style-name="Tabelle1.A2" office:value-type="string">
            <text:p text:style-name="P24">9</text:p>
          </table:table-cell>
          <table:table-cell table:style-name="Tabelle1.E2" office:value-type="string">
            <text:p text:style-name="P19">9</text:p>
          </table:table-cell>
        </table:table-row>
        <table:table-row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14">2</text:p>
          </table:table-cell>
          <table:table-cell table:style-name="Tabelle1.A2" office:value-type="string">
            <text:p text:style-name="P19">8</text:p>
          </table:table-cell>
          <table:table-cell table:style-name="Tabelle1.A2" office:value-type="string">
            <text:p text:style-name="P27">5</text:p>
          </table:table-cell>
          <table:table-cell table:style-name="Tabelle1.E2" office:value-type="string">
            <text:p text:style-name="P19">10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color="#5983b0"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Dortmund, IT-Berufe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SpielregelnYooLooEinfach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6T13:19:37.899556396</dc:date>
    <meta:editing-duration>PT5H43M43S</meta:editing-duration>
    <meta:editing-cycles>75</meta:editing-cycles>
    <meta:generator>LibreOffice/5.1.6.2$Linux_X86_64 LibreOffice_project/10m0$Build-2</meta:generator>
    <meta:printed-by>R. Cichoski</meta:printed-by>
    <meta:print-date>2019-03-31T15:50:14.50</meta:print-date>
    <meta:document-statistic meta:table-count="3" meta:image-count="3" meta:object-count="0" meta:page-count="1" meta:paragraph-count="65" meta:word-count="166" meta:character-count="776" meta:non-whitespace-character-count="661"/>
  </office:meta>
</office:document-meta>
</file>